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8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ext-properties style:use-window-font-color="true"/>
    </style:style>
    <style:style style:name="ce9" style:family="table-cell" style:parent-style-name="Default">
      <style:text-properties fo:color="#808080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InstCod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16351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office:value-type="string" calcext:value-type="string" table:number-columns-spanned="3" table:number-rows-spanned="1">
            <text:p>Op1Mode</text:p>
          </table:table-cell>
          <table:covered-table-cell table:number-columns-repeated="2"/>
          <table:table-cell office:value-type="string" calcext:value-type="string" table:number-columns-spanned="8" table:number-rows-spanned="1">
            <text:p>Op1Addr</text:p>
          </table:table-cell>
          <table:covered-table-cell table:number-columns-repeated="7"/>
          <table:table-cell office:value-type="string" calcext:value-type="string" table:number-columns-spanned="3" table:number-rows-spanned="1">
            <text:p>Op2Mode</text:p>
          </table:table-cell>
          <table:covered-table-cell table:number-columns-repeated="2"/>
          <table:table-cell office:value-type="string" calcext:value-type="string" table:number-columns-spanned="8" table:number-rows-spanned="1">
            <text:p>Op2Addr</text:p>
          </table:table-cell>
          <table:covered-table-cell table:number-columns-repeated="7"/>
          <table:table-cell office:value-type="string" calcext:value-type="string">
            <text:p>ib</text:p>
          </table:table-cell>
          <table:table-cell office:value-type="string" calcext:value-type="string">
            <text:p>fb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Operation Code (see OpCode Sheet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1Mod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Addressing mode of the 1<text:span text:style-name="T1">st</text:span> operand (see AdddrMode Sheet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1Addr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Address of the 1<text:span text:style-name="T1">st</text:span> oper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2Mod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Addressing mode of the 1<text:span text:style-name="T1">st</text:span> operand (see AdddrMode Sheet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2Addr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Address of the 1<text:span text:style-name="T1">st</text:span> operand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ib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Immediate bit (2<text:span text:style-name="T1">nd</text:span> operand is immediate if 1, not immediate if 0)</text:p>
          </table:table-cell>
          <table:table-cell table:style-name="ce11" table:number-columns-repeated="17"/>
          <table:table-cell table:number-columns-repeated="16364"/>
        </table:table-row>
        <table:table-row table:style-name="ro1">
          <table:table-cell table:style-name="ce11" office:value-type="string" calcext:value-type="string">
            <text:p>fb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Float bit (Immediate 2<text:span text:style-name="T1">nd</text:span> operand is float if 1, integer if 0)</text:p>
          </table:table-cell>
          <table:table-cell table:style-name="ce11" table:number-columns-repeated="17"/>
          <table:table-cell table:number-columns-repeated="16364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pCode" table:style-name="ta1">
        <office:forms form:automatic-focus="false" form:apply-design-mode="false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Opr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Oprd</text:p>
          </table:table-cell>
          <table:table-cell table:style-name="ce2" office:value-type="string" calcext:value-type="string">
            <text:p>Info</text:p>
          </table:table-cell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PR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the message from 1<text:span text:style-name="T1">st</text:span> operand address to 2<text:span text:style-name="T1">nd</text:span> operand addres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PRNT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Print the value of the 1<text:span text:style-name="T1">st</text:span> operand address.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EOP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PRNT and then End of Program</text:p>
          </table:table-cell>
          <table:table-cell table:style-name="ce20" table:number-columns-repeated="16378"/>
        </table:table-row>
        <table:table-row table:style-name="ro1">
          <table:table-cell table:style-name="ce3" office:value-type="string" calcext:value-type="string">
            <text:p>EOP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PRNT and then End of Program</text:p>
          </table:table-cell>
          <table:table-cell table:style-name="ce20" table:number-columns-repeated="16378"/>
        </table:table-row>
        <table:table-row table:style-name="ro1">
          <table:table-cell table:style-name="ce4" office:value-type="string" calcext:value-type="string">
            <text:p>N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10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4" office:value-type="string" calcext:value-type="string">
            <text:p>N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11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4" office:value-type="string" calcext:value-type="string">
            <text:p>N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00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4" office:value-type="string" calcext:value-type="string">
            <text:p>N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01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4" office:value-type="string" calcext:value-type="string">
            <text:p>N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10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4" office:value-type="string" calcext:value-type="string">
            <text:p>N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11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string" calcext:value-type="string">
            <text:p>MO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the value of the 2<text:span text:style-name="T1">nd</text:span> operand to the 1<text:span text:style-name="T1">st</text:span> operand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PU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the value of the 1<text:span text:style-name="T1">st</text:span> operand to the stack.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PU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operand Push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the stack and move it to the 1<text:span text:style-name="T1">st</text:span> operand.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operand Pop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C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 the PC value to the stack. Move the address of the 1<text:span text:style-name="T1">st</text:span> operand address to the PC.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R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the stack and move it to PC. Push the 1<text:span text:style-name="T1">st</text:span> operand to the stack.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the scanned value to the 1<text:span text:style-name="T1">st</text:span> operand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 temporary variable based on function name which value is the current address.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DE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 temporary variable based on block name which value is the current address.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D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 temporary variable.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N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For all J except JMP: Subtract the 1<text:span text:style-name="T1">st</text:span> operand by 2<text:span text:style-name="T1">nd</text:span> operand and store it to JR.</text:p>
          </table:table-cell>
          <table:table-cell table:style-name="ce18" table:number-columns-repeated="4"/>
          <table:table-cell table:style-name="ce20" table:number-columns-repeated="16379"/>
        </table:table-row>
        <table:table-row table:style-name="ro1">
          <table:table-cell table:style-name="ce2" office:value-type="string" calcext:value-type="string">
            <text:p>JE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</text:p>
          </table:table-cell>
          <table:table-cell table:style-name="ce19" office:value-type="string" calcext:value-type="string">
            <text:p>3/2</text:p>
          </table:table-cell>
          <table:table-cell office:value-type="string" calcext:value-type="string">
            <text:p>Move 1<text:span text:style-name="T1">st</text:span> operand to PC if 2<text:span text:style-name="T1">nd</text:span> operand is zero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J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</text:p>
          </table:table-cell>
          <table:table-cell table:style-name="ce19" office:value-type="string" calcext:value-type="string">
            <text:p>3/2</text:p>
          </table:table-cell>
          <table:table-cell office:value-type="string" calcext:value-type="string">
            <text:p><text:span text:style-name="T2">Move 1</text:span><text:span text:style-name="T3">st</text:span><text:span text:style-name="T2"> operand to PC if 2</text:span><text:span text:style-name="T3">nd</text:span><text:span text:style-name="T2"> operand</text:span> is not zero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J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0</text:p>
          </table:table-cell>
          <table:table-cell table:style-name="ce19" office:value-type="string" calcext:value-type="string">
            <text:p>3/2</text:p>
          </table:table-cell>
          <table:table-cell office:value-type="string" calcext:value-type="string">
            <text:p><text:span text:style-name="T2">Move 1</text:span><text:span text:style-name="T3">st</text:span><text:span text:style-name="T2"> operand to PC if 2</text:span><text:span text:style-name="T3">nd</text:span><text:span text:style-name="T2"> operand</text:span> is less than zero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J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</text:p>
          </table:table-cell>
          <table:table-cell table:style-name="ce19" office:value-type="string" calcext:value-type="string">
            <text:p>3/2</text:p>
          </table:table-cell>
          <table:table-cell office:value-type="string" calcext:value-type="string">
            <text:p><text:span text:style-name="T2">Move 1</text:span><text:span text:style-name="T3">st</text:span><text:span text:style-name="T2"> operand to PC if 2</text:span><text:span text:style-name="T3">nd</text:span><text:span text:style-name="T2"> operand</text:span> is less than or equal to zero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JG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table:style-name="ce19" office:value-type="string" calcext:value-type="string">
            <text:p>3/2</text:p>
          </table:table-cell>
          <table:table-cell office:value-type="string" calcext:value-type="string">
            <text:p><text:span text:style-name="T2">Move 1</text:span><text:span text:style-name="T3">st</text:span><text:span text:style-name="T2"> operand to PC if 2</text:span><text:span text:style-name="T3">nd</text:span><text:span text:style-name="T2"> operand</text:span> is greater than zero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J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1</text:p>
          </table:table-cell>
          <table:table-cell table:style-name="ce19" office:value-type="string" calcext:value-type="string">
            <text:p>3/2</text:p>
          </table:table-cell>
          <table:table-cell office:value-type="string" calcext:value-type="string">
            <text:p><text:span text:style-name="T2">Move 1</text:span><text:span text:style-name="T3">st</text:span><text:span text:style-name="T2"> operand to PC if 2</text:span><text:span text:style-name="T3">nd</text:span><text:span text:style-name="T2"> operand</text:span> is greater than or equal to zero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JM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1<text:span text:style-name="T1">st</text:span> operand to PC (no condition required)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11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2" office:value-type="string" calcext:value-type="string">
            <text:p>M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 the Remainder of 1<text:span text:style-name="T1">st</text:span> operand divided by 2<text:span text:style-name="T1">nd</text:span> operand and move to the 1<text:span text:style-name="T1">st</text:span> operand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 the Difference of 1<text:span text:style-name="T1">st</text:span> operand added by 2<text:span text:style-name="T1">nd</text:span> operand and move to the 1<text:span text:style-name="T1">st</text:span> operand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 the Remainder of 1<text:span text:style-name="T1">st</text:span> operand subtracted by 2<text:span text:style-name="T1">nd</text:span> operand and move to the 1<text:span text:style-name="T1">st</text:span> operand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M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 the Product of 1<text:span text:style-name="T1">st</text:span> operand multiplied by 2<text:span text:style-name="T1">nd</text:span> operand and move to the 1<text:span text:style-name="T1">st</text:span> operand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D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 the Quotient of 1<text:span text:style-name="T1">st</text:span> operand divided by 2<text:span text:style-name="T1">nd</text:span> operand and move to the 1<text:span text:style-name="T1">st</text:span> operand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NA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01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5" office:value-type="string" calcext:value-type="string">
            <text:p>NA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10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5" office:value-type="string" calcext:value-type="string">
            <text:p>NA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11</text:p>
          </table:table-cell>
          <table:table-cell table:style-name="ce8"/>
          <table:table-cell table:number-columns-repeated="16379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ddrMode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Addressing Mode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Register Direct</text:p>
          </table:table-cell>
          <table:table-cell office:value-type="string" calcext:value-type="string">
            <text:p>000</text:p>
          </table:table-cell>
        </table:table-row>
        <table:table-row table:style-name="ro1">
          <table:table-cell office:value-type="string" calcext:value-type="string">
            <text:p>Register Indirect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010</text:p>
          </table:table-cell>
        </table:table-row>
        <table:table-row table:style-name="ro1">
          <table:table-cell office:value-type="string" calcext:value-type="string">
            <text:p>Indirect</text:p>
          </table:table-cell>
          <table:table-cell office:value-type="string" calcext:value-type="string">
            <text:p>011</text:p>
          </table:table-cell>
        </table:table-row>
        <table:table-row table:style-name="ro1">
          <table:table-cell office:value-type="string" calcext:value-type="string">
            <text:p>Indexed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Stack Push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Stack Pop</text:p>
          </table:table-cell>
          <table:table-cell office:value-type="string" calcext:value-type="string">
            <text:p>110</text:p>
          </table:table-cell>
        </table:table-row>
        <table:table-row table:style-name="ro1">
          <table:table-cell table:style-name="ce9" office:value-type="string" calcext:value-type="string">
            <text:p>NA</text:p>
          </table:table-cell>
          <table:table-cell table:style-name="ce8" office:value-type="string" calcext:value-type="string">
            <text:p>111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-00-0000</text:date>, <text:time style:data-style-name="N2" text:time-value="16:44:05.2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16:48:33.926000000</meta:creation-date>
    <meta:generator>LibreOffice/24.8.6.1$Windows_X86_64 LibreOffice_project/051bf11303684a0a982c9966e8be766d0a9efbc7</meta:generator>
    <dc:date>2025-04-22T21:39:27.020000000</dc:date>
    <meta:editing-duration>PT8H50M38S</meta:editing-duration>
    <meta:editing-cycles>44</meta:editing-cycles>
    <meta:document-statistic meta:table-count="3" meta:cell-count="291" meta:object-count="0"/>
  </office:meta>
</office:document-meta>
</file>